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9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39"/>
        <table:table-column table:style-name="co2" table:default-cell-style-name="ce10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52"/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2" calcext:value-type="float">
            <text:p>12</text:p>
          </table:table-cell>
          <table:table-cell table:formula="of:=SUM([.N12:.AE12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0" calcext:value-type="float">
            <text:p>10</text:p>
          </table:table-cell>
          <table:table-cell table:formula="of:=SUM([.N16:.AE16]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9"/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/drago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4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39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0:15:31.005391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3-12-13T14:51:04.584807732</dc:date>
    <meta:editing-duration>PT9H33M28S</meta:editing-duration>
    <meta:editing-cycles>66</meta:editing-cycles>
    <meta:document-statistic meta:table-count="1" meta:cell-count="650" meta:object-count="0"/>
  </office:meta>
</office:document-meta>
</file>